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Verdana" svg:font-family="Verdana"/>
    <style:font-face style:name="Verdana2" svg:font-family="Verdana, Verdana" style:font-family-generic="swiss"/>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rebuchet MS1" svg:font-family="'Trebuchet MS'" style:font-adornments="Fett" style:font-family-generic="swiss" style:font-pitch="variable"/>
    <style:font-face style:name="Trebuchet MS" svg:font-family="'Trebuchet MS'" style:font-adornments="Standard" style:font-family-generic="swiss" style:font-pitch="variable"/>
    <style:font-face style:name="Verdana1" svg:font-family="Verdana" style:font-adornments="Fett" style:font-family-generic="swiss" style:font-pitch="variable"/>
  </office:font-face-decls>
  <office:automatic-styles>
    <style:style style:name="Tabelle1" style:family="table">
      <style:table-properties style:width="7.248cm" table:align="left"/>
    </style:style>
    <style:style style:name="Tabelle1.A" style:family="table-column">
      <style:table-column-properties style:column-width="2.607cm"/>
    </style:style>
    <style:style style:name="Tabelle1.B" style:family="table-column">
      <style:table-column-properties style:column-width="1.051cm"/>
    </style:style>
    <style:style style:name="Tabelle1.C" style:family="table-column">
      <style:table-column-properties style:column-width="1.044cm"/>
    </style:style>
    <style:style style:name="Tabelle1.D" style:family="table-column">
      <style:table-column-properties style:column-width="1.595cm"/>
    </style:style>
    <style:style style:name="Tabelle1.E" style:family="table-column">
      <style:table-column-properties style:column-width="0.951cm"/>
    </style:style>
    <style:style style:name="Tabelle1.A1" style:family="table-cell">
      <style:table-cell-properties fo:padding="0cm" fo:border="none"/>
    </style:style>
    <style:style style:name="Tabelle2" style:family="table">
      <style:table-properties style:width="6.272cm" table:align="left" style:may-break-between-rows="false"/>
    </style:style>
    <style:style style:name="Tabelle2.A" style:family="table-column">
      <style:table-column-properties style:column-width="3.336cm"/>
    </style:style>
    <style:style style:name="Tabelle2.B" style:family="table-column">
      <style:table-column-properties style:column-width="2.937cm"/>
    </style:style>
    <style:style style:name="Tabelle2.A1" style:family="table-cell">
      <style:table-cell-properties fo:padding="0cm" fo:border="none"/>
    </style:style>
    <style:style style:name="Tabelle3" style:family="table">
      <style:table-properties style:width="6.246cm" table:align="left" style:may-break-between-rows="false"/>
    </style:style>
    <style:style style:name="Tabelle3.A" style:family="table-column">
      <style:table-column-properties style:column-width="3.362cm"/>
    </style:style>
    <style:style style:name="Tabelle3.B" style:family="table-column">
      <style:table-column-properties style:column-width="2.884cm"/>
    </style:style>
    <style:style style:name="Tabelle3.A1" style:family="table-cell">
      <style:table-cell-properties fo:padding="0cm" fo:border="none"/>
    </style:style>
    <style:style style:name="Tabelle4" style:family="table">
      <style:table-properties style:width="6.272cm" table:align="left"/>
    </style:style>
    <style:style style:name="Tabelle4.A" style:family="table-column">
      <style:table-column-properties style:column-width="3.388cm"/>
    </style:style>
    <style:style style:name="Tabelle4.B" style:family="table-column">
      <style:table-column-properties style:column-width="2.884cm"/>
    </style:style>
    <style:style style:name="Tabelle4.A1" style:family="table-cell">
      <style:table-cell-properties fo:padding="0cm" fo:border="none"/>
    </style:style>
    <style:style style:name="Tabelle5" style:family="table">
      <style:table-properties style:width="6.299cm" table:align="left" style:may-break-between-rows="false"/>
    </style:style>
    <style:style style:name="Tabelle5.A" style:family="table-column">
      <style:table-column-properties style:column-width="3.388cm"/>
    </style:style>
    <style:style style:name="Tabelle5.B" style:family="table-column">
      <style:table-column-properties style:column-width="2.91cm"/>
    </style:style>
    <style:style style:name="Tabelle5.A1" style:family="table-cell">
      <style:table-cell-properties fo:padding="0cm" fo:border="none"/>
    </style:style>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Heading_20_1">
      <style:paragraph-properties fo:break-before="page"/>
    </style:style>
    <style:style style:name="P5" style:family="paragraph" style:parent-style-name="Heading_20_2">
      <style:paragraph-properties fo:margin-top="1cm" fo:margin-bottom="0cm"/>
    </style:style>
    <style:style style:name="P6" style:family="paragraph" style:parent-style-name="Table_20_Heading">
      <style:paragraph-properties fo:margin-top="0cm" fo:margin-bottom="0cm"/>
      <style:text-properties fo:font-weight="normal" style:font-weight-asian="normal" style:font-weight-complex="normal"/>
    </style:style>
    <style:style style:name="P7" style:family="paragraph" style:parent-style-name="Table_20_Contents">
      <style:paragraph-properties fo:margin-top="0cm" fo:margin-bottom="0cm"/>
      <style:text-properties fo:font-weight="normal" style:font-weight-asian="normal" style:font-weight-complex="normal"/>
    </style:style>
    <style:style style:name="P8" style:family="paragraph" style:parent-style-name="Table_20_Contents">
      <style:paragraph-properties fo:margin-left="0cm" fo:margin-right="0cm" fo:margin-top="0cm" fo:margin-bottom="0cm" fo:text-indent="0cm" style:auto-text-indent="false">
        <style:tab-stops>
          <style:tab-stop style:position="3.44cm"/>
          <style:tab-stop style:position="4.842cm"/>
          <style:tab-stop style:position="6.138cm"/>
          <style:tab-stop style:position="8.387cm"/>
        </style:tab-stops>
      </style:paragraph-properties>
      <style:text-properties fo:font-weight="normal" style:font-weight-asian="normal" style:font-weight-complex="normal"/>
    </style:style>
    <style:style style:name="P9" style:family="paragraph" style:parent-style-name="Table_20_Contents">
      <style:paragraph-properties fo:margin-left="0cm" fo:margin-right="0cm" fo:margin-top="0cm" fo:margin-bottom="0cm" fo:text-align="center" style:justify-single-word="false" fo:text-indent="0cm" style:auto-text-indent="false">
        <style:tab-stops>
          <style:tab-stop style:position="3.44cm"/>
          <style:tab-stop style:position="4.842cm"/>
          <style:tab-stop style:position="6.138cm"/>
          <style:tab-stop style:position="8.387cm"/>
        </style:tab-stops>
      </style:paragraph-properties>
      <style:text-properties fo:font-weight="bold" style:font-weight-asian="bold" style:font-weight-complex="bold"/>
    </style:style>
    <style:style style:name="P10" style:family="paragraph" style:parent-style-name="Table_20_Contents">
      <style:paragraph-properties fo:margin-top="0cm" fo:margin-bottom="0cm">
        <style:tab-stops>
          <style:tab-stop style:position="3.44cm"/>
          <style:tab-stop style:position="4.842cm"/>
          <style:tab-stop style:position="6.138cm"/>
          <style:tab-stop style:position="8.387cm"/>
        </style:tab-stops>
      </style:paragraph-properties>
      <style:text-properties fo:font-weight="normal" style:font-weight-asian="normal" style:font-weight-complex="normal"/>
    </style:style>
    <style:style style:name="P11" style:family="paragraph" style:parent-style-name="Table_20_Contents">
      <style:paragraph-properties fo:margin-top="0cm" fo:margin-bottom="0cm" fo:text-align="center" style:justify-single-word="false">
        <style:tab-stops>
          <style:tab-stop style:position="3.44cm"/>
          <style:tab-stop style:position="4.842cm"/>
          <style:tab-stop style:position="6.138cm"/>
          <style:tab-stop style:position="8.387cm"/>
        </style:tab-stops>
      </style:paragraph-properties>
      <style:text-properties fo:font-weight="normal" style:font-weight-asian="normal" style:font-weight-complex="normal"/>
    </style:style>
    <style:style style:name="P12" style:family="paragraph" style:parent-style-name="Table_20_Contents">
      <style:paragraph-properties fo:margin-left="0cm" fo:margin-right="0cm" fo:margin-top="0cm" fo:margin-bottom="0cm" fo:text-align="center" style:justify-single-word="false" fo:text-indent="0cm" style:auto-text-indent="false">
        <style:tab-stops>
          <style:tab-stop style:position="3.44cm"/>
          <style:tab-stop style:position="4.842cm"/>
          <style:tab-stop style:position="6.138cm"/>
          <style:tab-stop style:position="8.387cm"/>
        </style:tab-stops>
      </style:paragraph-properties>
      <style:text-properties fo:font-weight="normal" style:font-weight-asian="normal" style:font-weight-complex="normal"/>
    </style:style>
    <style:style style:name="P13" style:family="paragraph" style:parent-style-name="Standard">
      <style:paragraph-properties fo:margin-top="0cm" fo:margin-bottom="0cm" fo:text-align="center" style:justify-single-word="false">
        <style:tab-stops>
          <style:tab-stop style:position="3.44cm"/>
          <style:tab-stop style:position="4.842cm"/>
          <style:tab-stop style:position="6.138cm"/>
          <style:tab-stop style:position="8.387cm"/>
        </style:tab-stops>
      </style:paragraph-properties>
      <style:text-properties fo:font-weight="normal" style:font-weight-asian="normal" style:font-weight-complex="normal"/>
    </style:style>
    <style:style style:name="P14" style:family="paragraph" style:parent-style-name="Standard">
      <style:paragraph-properties fo:margin-left="0cm" fo:margin-right="0cm" fo:margin-top="0cm" fo:margin-bottom="0cm" fo:text-align="center" style:justify-single-word="false" fo:text-indent="0cm" style:auto-text-indent="false">
        <style:tab-stops>
          <style:tab-stop style:position="3.44cm"/>
          <style:tab-stop style:position="4.842cm"/>
          <style:tab-stop style:position="6.138cm"/>
          <style:tab-stop style:position="8.387cm"/>
        </style:tab-stops>
      </style:paragraph-properties>
      <style:text-properties fo:font-weight="normal" style:font-weight-asian="normal" style:font-weight-complex="normal"/>
    </style:style>
    <style:style style:name="P15" style:family="paragraph" style:parent-style-name="Heading_20_3">
      <style:text-properties fo:font-weight="bold" style:font-weight-asian="bold" style:font-weight-complex="bold"/>
    </style:style>
    <style:style style:name="P16" style:family="paragraph" style:parent-style-name="Standard">
      <style:paragraph-properties fo:margin-left="0cm" fo:margin-right="0cm" fo:margin-top="0cm" fo:margin-bottom="0cm" fo:text-indent="0cm" style:auto-text-indent="false"/>
    </style:style>
    <style:style style:name="P17" style:family="paragraph" style:parent-style-name="Standard">
      <style:paragraph-properties fo:margin-top="0cm" fo:margin-bottom="0cm" fo:text-align="end" style:justify-single-word="false"/>
    </style:style>
    <style:style style:name="P18" style:family="paragraph" style:parent-style-name="Standard">
      <style:paragraph-properties fo:margin-left="0cm" fo:margin-right="0cm" fo:margin-top="0cm" fo:margin-bottom="0cm" fo:text-align="center" style:justify-single-word="false" fo:text-indent="0cm" style:auto-text-indent="false"/>
    </style:style>
    <style:style style:name="P19" style:family="paragraph" style:parent-style-name="Standard">
      <style:paragraph-properties fo:margin-top="0cm" fo:margin-bottom="0cm" fo:text-align="center" style:justify-single-word="false"/>
    </style:style>
    <style:style style:name="P20" style:family="paragraph" style:parent-style-name="Standard">
      <style:paragraph-properties fo:margin-left="0cm" fo:margin-right="0cm" fo:margin-top="0cm" fo:margin-bottom="0cm" fo:text-align="end" style:justify-single-word="false" fo:text-indent="0cm" style:auto-text-indent="false"/>
    </style:style>
    <style:style style:name="P21" style:family="paragraph" style:parent-style-name="Standard">
      <style:paragraph-properties fo:margin-top="0cm" fo:margin-bottom="0.3cm" fo:text-align="center" style:justify-single-word="false"/>
    </style:style>
    <style:style style:name="P22" style:family="paragraph" style:parent-style-name="Standard" style:list-style-name="L2">
      <style:paragraph-properties fo:margin-top="0cm" fo:margin-bottom="0cm"/>
    </style:style>
    <style:style style:name="P23" style:family="paragraph" style:parent-style-name="Standard" style:list-style-name="L2"/>
    <style:style style:name="P24" style:family="paragraph" style:parent-style-name="Standard">
      <style:text-properties fo:color="#000000" style:font-name="Verdana2" fo:font-size="22pt" fo:font-weight="bold" style:font-name-asian="Verdana2" style:font-size-asian="22pt" style:font-weight-asian="bold" style:font-name-complex="Verdana2" style:font-size-complex="22pt" style:font-weight-complex="bold"/>
    </style:style>
    <style:style style:name="P25" style:family="paragraph" style:parent-style-name="Default">
      <style:paragraph-properties fo:margin-top="0.201cm" fo:margin-bottom="0cm" fo:text-align="justify" style:justify-single-word="false" style:text-autospace="none"/>
    </style:style>
    <style:style style:name="P26" style:family="paragraph" style:parent-style-name="Default">
      <style:paragraph-properties fo:text-align="justify" style:justify-single-word="false" style:text-autospace="none"/>
      <style:text-properties fo:color="#000000" style:text-line-through-style="none" style:font-name="Verdana2" fo:font-size="11pt" style:text-underline-style="none" fo:font-weight="normal" style:font-name-asian="Verdana2" style:font-size-asian="11pt" style:font-weight-asian="normal" style:font-name-complex="Verdana2" style:font-size-complex="11pt" style:font-weight-complex="normal"/>
    </style:style>
    <style:style style:name="P27" style:family="paragraph" style:parent-style-name="Default">
      <style:paragraph-properties fo:margin-top="0.6cm" fo:margin-bottom="0.071cm" fo:text-align="justify" style:justify-single-word="false" style:text-autospace="none"/>
      <style:text-properties fo:color="#000000" style:text-line-through-style="none" style:font-name="Verdana2" fo:font-size="22pt" style:text-underline-style="none" fo:font-weight="bold" style:font-name-asian="Verdana2" style:font-size-asian="22pt" style:font-weight-asian="bold" style:font-name-complex="Verdana2" style:font-size-complex="22pt" style:font-weight-complex="bold"/>
    </style:style>
    <style:style style:name="P28" style:family="paragraph" style:parent-style-name="Default">
      <style:paragraph-properties style:text-autospace="none"/>
    </style:style>
    <style:style style:name="P29" style:family="paragraph" style:parent-style-name="Default">
      <style:paragraph-properties fo:text-align="justify" style:justify-single-word="false" style:text-autospace="none"/>
      <style:text-properties style:font-name="Verdana2" fo:font-size="11pt" fo:font-weight="normal" style:font-name-asian="Verdana2" style:font-size-asian="11pt" style:font-weight-asian="normal" style:font-name-complex="Verdana2" style:font-size-complex="11pt" style:font-weight-complex="normal"/>
    </style:style>
    <style:style style:name="P30" style:family="paragraph" style:parent-style-name="Default">
      <style:paragraph-properties fo:text-align="justify" style:justify-single-word="false" style:text-autospace="none"/>
      <style:text-properties style:text-line-through-style="none" style:font-name="Verdana2" fo:font-size="11pt" style:text-underline-style="none" fo:font-weight="normal" style:font-name-asian="Verdana2" style:font-size-asian="11pt" style:font-weight-asian="normal" style:font-name-complex="Verdana2" style:font-size-complex="11pt" style:font-weight-complex="normal"/>
    </style:style>
    <style:style style:name="P31" style:family="paragraph" style:parent-style-name="Default">
      <style:paragraph-properties fo:margin-top="0.6cm" fo:margin-bottom="0.071cm" fo:text-align="justify" style:justify-single-word="false" style:text-autospace="none"/>
      <style:text-properties style:text-line-through-style="none" style:font-name="Verdana2" fo:font-size="22pt" style:text-underline-style="none" fo:font-weight="bold" style:font-name-asian="Verdana2" style:font-size-asian="22pt" style:font-weight-asian="bold" style:font-name-complex="Verdana2" style:font-size-complex="22pt" style:font-weight-complex="bold"/>
    </style:style>
    <style:style style:name="T1" style:family="text">
      <style:text-properties fo:font-weight="normal" style:font-weight-asian="normal" style:font-weight-complex="normal"/>
    </style:style>
    <style:style style:name="T2" style:family="text">
      <style:text-properties fo:color="#000000" style:text-line-through-style="none" style:font-name="Verdana2" fo:font-size="11pt" style:text-underline-style="none" fo:font-weight="bold" style:font-name-asian="Verdana2" style:font-size-asian="11pt" style:font-weight-asian="bold" style:font-name-complex="Verdana2" style:font-size-complex="11pt" style:font-weight-complex="bold"/>
    </style:style>
    <style:style style:name="T3" style:family="text">
      <style:text-properties fo:font-size="9pt" fo:font-weight="bold" style:font-size-asian="9pt" style:font-weight-asian="bold" style:font-size-complex="9pt" style:font-weight-complex="bold"/>
    </style:style>
    <style:style style:name="T4" style:family="text">
      <style:text-properties fo:font-size="32pt" fo:font-weight="bold" style:font-size-asian="32pt" style:font-weight-asian="bold" style:font-size-complex="32pt"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style:text-line-through-style="none" style:font-name="Verdana2" fo:font-size="11pt" style:text-underline-style="none" fo:font-weight="bold" style:font-name-asian="Verdana2" style:font-size-asian="11pt" style:font-weight-asian="bold" style:font-name-complex="Verdana2" style:font-size-complex="11pt" style:font-weight-complex="bold"/>
    </style:style>
    <style:style style:name="Sect1" style:family="section">
      <style:section-properties style:editable="false">
        <style:columns fo:column-count="0" fo:column-gap="0cm"/>
      </style:section-properties>
    </style:style>
    <style:style style:name="Sect2" style:family="section">
      <style:section-properties text:dont-balance-text-columns="false" style:editable="false">
        <style:columns fo:column-count="2" fo:column-gap="0.497cm">
          <style:column style:rel-width="4818*" fo:start-indent="0cm" fo:end-indent="0.249cm"/>
          <style:column style:rel-width="4819*" fo:start-indent="0.249cm" fo:end-indent="0cm"/>
        </style:columns>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1">Änderungen an den Rüstungs-Regeln<text:tab/>2</text:p>
          <text:p text:style-name="P2">Die Werte einer Rüstung<text:tab/>2</text:p>
          <text:p text:style-name="P3">Rigid-Protection<text:tab/>2</text:p>
          <text:p text:style-name="P3">Blunt-Protection<text:tab/>2</text:p>
          <text:p text:style-name="P3">Drift-Punch-Faktor<text:tab/>2</text:p>
          <text:p text:style-name="P3">Warum, Wieso, Weshalb diese Änderungen<text:tab/>2</text:p>
          <text:p text:style-name="P2">Die Grundrüstungsarten<text:tab/>3</text:p>
          <text:p text:style-name="P3">Stoffe<text:tab/>3</text:p>
          <text:p text:style-name="P3">Weiches Leder<text:tab/>3</text:p>
          <text:p text:style-name="P3">Gehärtetes Leder<text:tab/>3</text:p>
          <text:p text:style-name="P3">Kette<text:tab/>3</text:p>
          <text:p text:style-name="P3">Schuppe<text:tab/>3</text:p>
          <text:p text:style-name="P3">Spange<text:tab/>3</text:p>
          <text:p text:style-name="P3">Platte<text:tab/>3</text:p>
          <text:p text:style-name="P3">Grundwerte<text:tab/>3</text:p>
          <text:p text:style-name="P2">Kombinieren von Rüstungsarten<text:tab/>3</text:p>
          <text:p text:style-name="P3">Banded Leather Mail<text:tab/>3</text:p>
          <text:p text:style-name="P3">Brigandine<text:tab/>3</text:p>
          <text:p text:style-name="P3">Splint Leather<text:tab/>3</text:p>
          <text:p text:style-name="P3">Augmented Mail<text:tab/>3</text:p>
          <text:p text:style-name="P3">Bar Mail<text:tab/>4</text:p>
          <text:p text:style-name="P3">Lamellar Mail<text:tab/>4</text:p>
          <text:p text:style-name="P3">Splint Mail<text:tab/>4</text:p>
          <text:p text:style-name="P2">Modifikationen einer Rüstungsart<text:tab/>4</text:p>
          <text:p text:style-name="P3">Dicke des Materials<text:tab/>4</text:p>
          <text:p text:style-name="P3">Qualität des Materials<text:tab/>4</text:p>
          <text:p text:style-name="P3">Qualität des Herstellungsprozesses<text:tab/>4</text:p>
          <text:p text:style-name="P2">Magische Verbesserungen<text:tab/>4</text:p>
          <text:p text:style-name="P3">Lighten<text:tab/>4</text:p>
          <text:p text:style-name="P3">DR-R<text:tab/>5</text:p>
          <text:p text:style-name="P2">Grenzen der Verbesserungen<text:tab/>5</text:p>
          <text:p text:style-name="P1">Rüstungsliste<text:tab/>6</text:p>
        </text:index-body>
      </text:table-of-content>
      <text:p text:style-name="Standard"/>
      <text:h text:style-name="P4" text:outline-level="1">Änderungen an den Rüstungs-Regeln</text:h>
      <text:section text:style-name="Sect2" text:name="Bereich1">
        <text:p text:style-name="Standard">Normalerweise hat jede Rüstung einen einfachen Wert (Damage Resistence) der vom Schaden eines Treffers abgezogen wird. Die restlichen Schadenspunkte werden dann entsprechend des Schadenstyp multipliziert und von den Trefferpunkten abgezogen.</text:p>
        <text:p text:style-name="Standard">Dies ist zwar sehr praktikabel aber nicht unbedingt realistisch.</text:p>
        <text:p text:style-name="Standard">Daher gibt es anstelle eines Wertes nun zwei Werte, nämlich die Rigid Protection und die Blunt Protection. Einige Rüstungen haben zusätzlich noch einen Drift-Punch-Faktor.</text:p>
        <text:h text:style-name="P5" text:outline-level="2">Die Werte einer Rüstung</text:h>
        <text:h text:style-name="Heading_20_3" text:outline-level="3">Rigid-Protection</text:h>
        <text:p text:style-name="Standard">Die Rigid-Protection wird von den Schadenspunkten eines Treffers abgezogen und wird von der Rüstung vollständig absorbiert. Dieser Wert ist bei flexiblen Rüstungsarten und bei normaler Kleidung sehr niedrig. Die Rigid-Protection entspricht also der Fähigkeit einer Rüstung Energie vollständig zu absorbieren und diese nicht an den Träger weiter zu geben. </text:p>
        <text:p text:style-name="Standard">Daher haben starre Rüstungen wie Plattenpanzer eine sehr hohe Rigid-Protection, da man sehr viel Energie aufbringen muss bevor man eine Plattenpanzerung verformen oder durchschlagen kann. Wer dagegen ein Kettenhemd trägt hat nur eine sehr niedrige Rigid-Protection, da ein Kettenhemd zwar einen Schwertstreich aufhalten kann, sich aber dabei sofort verformt und die die kinetische Energie nicht absorbiert, sondern an den Träger weiter gibt.</text:p>
        <text:h text:style-name="Heading_20_3" text:outline-level="3">Blunt-Protection</text:h>
        <text:p text:style-name="Standard">Die Blunt Protection wird von den restlichen Schadenspunkten abgezogen UND von den Trefferpunkten OHNE dass der Schadensmultiplikator angewandt wird. Die Blunt-Protection entspricht den Schadenspunkten die man benötigt um die Rüstung vollständig zu durchschlagen. Dabei wird die Rüstung verformt und die kinetische Energie an den Träger weitergegeben. Die durch die Blunt-Protection aufgefangenen Schadenspunkte werden zwar von den Trefferpunkten abgezogen, aber führen niemals zu einem Killing Roll.</text:p>
        <text:p text:style-name="Standard">Eine Kettenhemd kann eine ausgesprochen hohe Blunt Protection aufweisen, da sehr viel kinetische Energie benötigt wird, bevor das Kettenhemd vollständig durchschlagen ist. Allerdings führt diese kinetische Energei trotzdem zu Verletzungen wie Prellungen, Quetschungen und gebrochenen Rippen.</text:p>
        <text:h text:style-name="Heading_20_3" text:outline-level="3">Drift-Punch-Faktor</text:h>
        <text:p text:style-name="Standard">Der Drift-Punch-Faktor beschreibt die Anfälligkeit einer Rüstung für durchschlagenden Schaden (Pfeile, Bolzen, Pistolenkugeln). So ist beispielsweise ein Kettenhemd für Pfeile anfällig, die sehr viel leichter ein Kettenhemd durchdringen können als ein Schwertstreich. Wenn wunderts, besteht ein Kettenhemd ja hauptsächlich aus Löchern...</text:p>
        <text:p text:style-name="Standard">Daher haben manche Rüstungen einen Drift-Punch-Faktor. Bei jedem Impal-Schaden wird die Blunt-Protection der Rüstung mit dem Drift-Punch-Faktor multipliziert. Small Piercing reduziert den Faktor um eine Stufe, während Big Piercing den Faktor um eine Stufe erhöht. </text:p>
        <text:p text:style-name="Standard">Die möglichen Faktoren sind ¼, ½ und ¾.</text:p>
        <text:h text:style-name="Heading_20_3" text:outline-level="3">Warum, Wieso, Weshalb diese Änderungen</text:h>
        <text:p text:style-name="Standard">Die Originalregeln von GURPS ähneln dieser Regeländerung mehr, also man auf den ersten Blick vermuten würde. Die Damage Resistence einer Rüstung entspricht der Rigid Protection der neuen Regeln. Lediglich die Werte der möglichen Rüstungsarten sind gegenüber der Originalwerte verändert worden. </text:p>
        <text:p text:style-name="Standard">Die Blunt-Protection gibt es in ähnlicher Form ebenfalls in GURPS, nämlich in Form des Blunt Traumas. In den Originalregeln bekommt man für pro vollen 10 Schadenspunkten, die von der Rüstung absorbiert werden, einen Trefferpunkt abgezogen.</text:p>
        <text:p text:style-name="Standard">Den Drift-Punch-Faktor gibt es ebenfalls in Gurps, da man bei den Kettenhemden gegenüber dem Impal-Schaden deutlich niedrigere Werte hat. </text:p>
        <text:p text:style-name="Standard">Mit anderen Worten, die Regeländerung ist gar nicht so gravierend, wie es auf den ersten Blick aussieht.</text:p>
        <text:p text:style-name="Standard">Allerdings ist die Originalregeln in meinen Augen nicht sonderlich realistisch, da der Unterschied zwischen einem Kettenhemd und einem Plattenpanzer nicht genügend ausgeprägt ist. Der Sprung in der Damage Resistence zwischen einem Kettenhemd und einem Plattenpanzer müßte eigentlich viel deutlicher ausfallen. </text:p>
        <text:p text:style-name="Standard">Desweiteren halte ich die Regel mit dem Blunt Trauma für viel zu weich. Ein Kettenhemd sollte viel mehr Schaden an den Träger weitergeben, auch wenn das Kettenhemd dabei nicht durchschlagen wurde, einfach weil ein Kettenhemd flexibel ist. Ein Schwertstreich mag das Kettenhemd nicht durchschlagen können, aber die Wucht des Schlages sollte ausreichend sein um den Träger noch die eine oder andere Rippe zu brechen.</text:p>
        <text:p text:style-name="Standard">Die Regeländerung reflektiert die Wirklichkeit deutlich besser ohne dass dabei die Originalregel übermässig verbogen wird. Die meisten Änderungen gibt es ja so in ähnlicher Form bereits, sind aber nun besser formalisiert.</text:p>
        <text:p text:style-name="Standard">Die Träger einer Lederrüstung verlieren zwar einen Teil ihrer bisherigen Damage Resistenze, <text:s/>dafür wird aber der zusätzliche Nutzen einer Platte deutlicher dargestellt, was die Träger einer Platte mit all ihren Nachteilen freuen wird.</text:p>
        <text:h text:style-name="Heading_20_2" text:outline-level="2">Die Grundrüstungsarten</text:h>
        <text:h text:style-name="Heading_20_3" text:outline-level="3">Stoffe</text:h>
        <text:p text:style-name="Text_20_body">Textilen aller Art. Bietet eigentlich gar keinen Schutz.</text:p>
        <text:h text:style-name="Heading_20_3" text:outline-level="3">Weiches Leder</text:h>
        <text:p text:style-name="P6">Hierbei handelt es sich um weiches Leder. Bietet einen <text:s/>minimalen Schutz.</text:p>
        <text:h text:style-name="Heading_20_3" text:outline-level="3">Gehärtetes Leder</text:h>
        <text:p text:style-name="P7">Hierbei handelt es sich um gehärtetes Leder, die einfachste Art von Rüstung.</text:p>
        <text:h text:style-name="Heading_20_3" text:outline-level="3">Kette</text:h>
        <text:p text:style-name="Text_20_body">Ein einfaches Kettenhemd, das aus einzelnen Ringen geflochten wird. </text:p>
        <text:h text:style-name="Heading_20_3" text:outline-level="3">Schuppe</text:h>
        <text:p text:style-name="Text_20_body">Ein Schuppenpanzer wird aus einzelnen Plättchen zusammengesetzt. Man kann diese Rüstungsart mit einem Kettenhemd kombinieren. </text:p>
        <text:h text:style-name="Heading_20_3" text:outline-level="3">Spange</text:h>
        <text:p text:style-name="Text_20_body">Ein Spangenpanzer wird aus aus einzelnen Spangen zusammengesetzt. Man kann diese Rüstungsart mit einem Kettenhemd kombinieren.</text:p>
        <text:h text:style-name="Heading_20_3" text:outline-level="3">Platte</text:h>
        <text:p text:style-name="Text_20_body">Plattenpanzer sind speziell für den Träger angefertigte Rüstungsteile aus einem Stück. </text:p>
        <text:h text:style-name="Heading_20_3" text:outline-level="3">Grundwerte</text:h>
        <text:p text:style-name="Standard">Die Tabelle listet die Werte für die Grundrüstungsarten auf.</text:p>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8"/>
            </table:table-cell>
            <table:table-cell table:style-name="Tabelle1.A1" office:value-type="string">
              <text:p text:style-name="P9">DR-R</text:p>
            </table:table-cell>
            <table:table-cell table:style-name="Tabelle1.A1" office:value-type="string">
              <text:p text:style-name="P9">DR-B</text:p>
            </table:table-cell>
            <table:table-cell table:style-name="Tabelle1.A1" office:value-type="string">
              <text:p text:style-name="P9">DR-DPF</text:p>
            </table:table-cell>
            <table:table-cell table:style-name="Tabelle1.A1" office:value-type="string">
              <text:p text:style-name="P9"/>
            </table:table-cell>
          </table:table-row>
          <table:table-row>
            <table:table-cell table:style-name="Tabelle1.A1" office:value-type="string">
              <text:p text:style-name="P10">Dicke Stoffe</text:p>
            </table:table-cell>
            <table:table-cell table:style-name="Tabelle1.A1" office:value-type="string">
              <text:p text:style-name="P11"/>
            </table:table-cell>
            <table:table-cell table:style-name="Tabelle1.A1" office:value-type="string">
              <text:p text:style-name="P12">1</text:p>
            </table:table-cell>
            <table:table-cell table:style-name="Tabelle1.A1" office:value-type="string">
              <text:p text:style-name="P13">¼</text:p>
            </table:table-cell>
            <table:table-cell table:style-name="Tabelle1.A1" office:value-type="string">
              <text:p text:style-name="P11">1</text:p>
            </table:table-cell>
          </table:table-row>
          <table:table-row>
            <table:table-cell table:style-name="Tabelle1.A1" office:value-type="string">
              <text:p text:style-name="P10">Weiches Leder</text:p>
            </table:table-cell>
            <table:table-cell table:style-name="Tabelle1.A1" office:value-type="string">
              <text:p text:style-name="P11"/>
            </table:table-cell>
            <table:table-cell table:style-name="Tabelle1.A1" office:value-type="string">
              <text:p text:style-name="P12">1</text:p>
            </table:table-cell>
            <table:table-cell table:style-name="Tabelle1.A1" office:value-type="string">
              <text:p text:style-name="P11"/>
            </table:table-cell>
            <table:table-cell table:style-name="Tabelle1.A1" office:value-type="string">
              <text:p text:style-name="P11">1</text:p>
            </table:table-cell>
          </table:table-row>
          <table:table-row>
            <table:table-cell table:style-name="Tabelle1.A1" office:value-type="string">
              <text:p text:style-name="P10">Hartes Leder</text:p>
            </table:table-cell>
            <table:table-cell table:style-name="Tabelle1.A1" office:value-type="string">
              <text:p text:style-name="P12">1</text:p>
            </table:table-cell>
            <table:table-cell table:style-name="Tabelle1.A1" office:value-type="string">
              <text:p text:style-name="P12">1</text:p>
            </table:table-cell>
            <table:table-cell table:style-name="Tabelle1.A1" office:value-type="string">
              <text:p text:style-name="P14"/>
            </table:table-cell>
            <table:table-cell table:style-name="Tabelle1.A1" office:value-type="string">
              <text:p text:style-name="P14">2</text:p>
            </table:table-cell>
          </table:table-row>
          <table:table-row>
            <table:table-cell table:style-name="Tabelle1.A1" office:value-type="string">
              <text:p text:style-name="P10">Kette</text:p>
            </table:table-cell>
            <table:table-cell table:style-name="Tabelle1.A1" office:value-type="string">
              <text:p text:style-name="P12">1</text:p>
            </table:table-cell>
            <table:table-cell table:style-name="Tabelle1.A1" office:value-type="string">
              <text:p text:style-name="P12">3</text:p>
            </table:table-cell>
            <table:table-cell table:style-name="Tabelle1.A1" office:value-type="string">
              <text:p text:style-name="P12">½</text:p>
            </table:table-cell>
            <table:table-cell table:style-name="Tabelle1.A1" office:value-type="string">
              <text:p text:style-name="P12">4</text:p>
            </table:table-cell>
          </table:table-row>
          <table:table-row>
            <table:table-cell table:style-name="Tabelle1.A1" office:value-type="string">
              <text:p text:style-name="P10">Schuppe</text:p>
            </table:table-cell>
            <table:table-cell table:style-name="Tabelle1.A1" office:value-type="string">
              <text:p text:style-name="P12">1</text:p>
            </table:table-cell>
            <table:table-cell table:style-name="Tabelle1.A1" office:value-type="string">
              <text:p text:style-name="P12">4</text:p>
            </table:table-cell>
            <table:table-cell table:style-name="Tabelle1.A1" office:value-type="string">
              <text:p text:style-name="P14">¾</text:p>
            </table:table-cell>
            <table:table-cell table:style-name="Tabelle1.A1" office:value-type="string">
              <text:p text:style-name="P14">5</text:p>
            </table:table-cell>
          </table:table-row>
          <table:table-row>
            <table:table-cell table:style-name="Tabelle1.A1" office:value-type="string">
              <text:p text:style-name="P10">Spange</text:p>
            </table:table-cell>
            <table:table-cell table:style-name="Tabelle1.A1" office:value-type="string">
              <text:p text:style-name="P12">2</text:p>
            </table:table-cell>
            <table:table-cell table:style-name="Tabelle1.A1" office:value-type="string">
              <text:p text:style-name="P12">4</text:p>
            </table:table-cell>
            <table:table-cell table:style-name="Tabelle1.A1" office:value-type="string">
              <text:p text:style-name="P11"/>
            </table:table-cell>
            <table:table-cell table:style-name="Tabelle1.A1" office:value-type="string">
              <text:p text:style-name="P11">6</text:p>
            </table:table-cell>
          </table:table-row>
          <table:table-row>
            <table:table-cell table:style-name="Tabelle1.A1" office:value-type="string">
              <text:p text:style-name="P10">Platte</text:p>
            </table:table-cell>
            <table:table-cell table:style-name="Tabelle1.A1" office:value-type="string">
              <text:p text:style-name="P12">5</text:p>
            </table:table-cell>
            <table:table-cell table:style-name="Tabelle1.A1" office:value-type="string">
              <text:p text:style-name="P12">3</text:p>
            </table:table-cell>
            <table:table-cell table:style-name="Tabelle1.A1" office:value-type="string">
              <text:p text:style-name="P11"/>
            </table:table-cell>
            <table:table-cell table:style-name="Tabelle1.A1" office:value-type="string">
              <text:p text:style-name="P11">8</text:p>
            </table:table-cell>
          </table:table-row>
        </table:table>
        <text:h text:style-name="Heading_20_2" text:outline-level="2">Kombinieren von Rüstungsarten</text:h>
        <text:p text:style-name="Standard">Die unterschiedlichen Rüstungsarten kann man natürlich kombinieren. Es spricht nichts dagegen unter einem Kettenhemd noch einen Lederpanzer zu tragen.</text:p>
        <text:p text:style-name="Standard">In der Regel addiert sich die DR-B, während die bessere DR-R übernommen wird. Kombiniert man also ein Kettenhemd mit Leder, so addiert sich die DR-B, während man die DR-R der Kette übernimmt und die DR-R des Leders unter den Tisch fallen lässt.</text:p>
        <text:h text:style-name="Heading_20_3" text:outline-level="3">Banded Leather Mail</text:h>
        <text:p text:style-name="Standard">Gehärtetes Leder auf das man kleine Ringe als zusätzlichen Schutz genäht hat.</text:p>
        <text:h text:style-name="Heading_20_3" text:outline-level="3">Brigandine</text:h>
        <text:p text:style-name="Standard">Leader auf das man kleine Stahlplättchen genäht hat.</text:p>
        <text:h text:style-name="Heading_20_3" text:outline-level="3">Splint Leather</text:h>
        <text:p text:style-name="Standard">Leder auf das man kleine Stahlschienen genäht hat.</text:p>
        <text:h text:style-name="Heading_20_3" text:outline-level="3">Augmented Mail</text:h>
        <text:p text:style-name="Standard">Augmented Mail ist eigentlich keine echte Kombination zweier Rüstungsarten, sondern eine besondere Fertigungsweise einer Kette.</text:p>
        <text:p text:style-name="Standard">Bei solchen Kettenhemden werden zwischen den Kettengliedern zusätzliche Lederstreifen für weiteren Schutz eingewebt. </text:p>
        <text:h text:style-name="Heading_20_3" text:outline-level="3">Bar Mail</text:h>
        <text:p text:style-name="Standard">Augmented Mail ist eigentlich keine echte Kombination zweier Rüstungsarten, sondern eine besondere Fertigungsweise einer Kette.</text:p>
        <text:p text:style-name="Standard">Wie bei "Augmented Mail" werden zwischen den Kettengliedern dünne Eisenstreifen eingewebt. </text:p>
        <text:h text:style-name="P15" text:outline-level="3">Lamellar Mail</text:h>
        <text:p text:style-name="Standard">Hier wird ein Kettenhemd durch kleine Stahlplättchen auf den Ringen ergänzt. </text:p>
        <text:h text:style-name="Heading_20_3" text:outline-level="3">Splint Mail</text:h>
        <text:p text:style-name="Standard"><text:span text:style-name="T1">Mail auf das man kleine Stahlschienen genäht hat.</text:span> </text:p>
        <text:h text:style-name="Heading_20_2" text:outline-level="2">Modifikationen einer Rüstungsart</text:h>
        <text:h text:style-name="Heading_20_3" text:outline-level="3" text:is-list-header="true">Dicke des Materials</text:h>
        <text:p text:style-name="Standard">Durch die Dicke des Materials kann man den Rüstungsschutz erhöhen. Verdoppelt man das Gewicht, so verdoppelt sich auch die DR-B. Die DR-R wird dadurch allerdings nicht verändert.</text:p>
        <text:p text:style-name="Standard">Verringert man das Gewicht, so reduziert sich auch der Rüstungsschutz. Wenn man eine leichtere Rüstung haben will, so sollte man aber besser auf Magie ausweichen. </text:p>
        <text:h text:style-name="Heading_20_3" text:outline-level="3">Qualität des Materials</text:h>
        <text:p text:style-name="Standard">Die Qualität des Materials kann sowohl die DR-R als auch die DR-B erhöhen. </text:p>
        <text:p text:style-name="Standard">Dabei handelt es sich in der Regel um technologisch fortschrittliche Herstellungsprozesse oder um magisch hergestellte Materialien. Werte von bis zu +3 sind meistens mit fortschrittlicherer Technik zu erzielen, die Werte bis +5 benötigen aber sehr mächtige Magie. <text:s/></text:p>
        <text:p text:style-name="Standard">Dabei ist ein Modifikator von bis zu +5 möglich.</text:p>
        <text:p text:style-name="Standard">Der erste Multiplikator gilt für die DR-R, der zweite Multiplikator für die DR-B</text:p>
        <table:table table:name="Tabelle2" table:style-name="Tabelle2">
          <table:table-column table:style-name="Tabelle2.A"/>
          <table:table-column table:style-name="Tabelle2.B"/>
          <table:table-row>
            <table:table-cell table:style-name="Tabelle2.A1" office:value-type="string">
              <text:p text:style-name="P16"/>
            </table:table-cell>
            <table:table-cell table:style-name="Tabelle2.A1" office:value-type="string">
              <text:p text:style-name="P9">Price</text:p>
            </table:table-cell>
          </table:table-row>
          <table:table-row>
            <table:table-cell table:style-name="Tabelle2.A1" office:value-type="string">
              <text:p text:style-name="P17">+1</text:p>
            </table:table-cell>
            <table:table-cell table:style-name="Tabelle2.A1" office:value-type="string">
              <text:p text:style-name="P18">x2, x1 </text:p>
            </table:table-cell>
          </table:table-row>
          <table:table-row>
            <table:table-cell table:style-name="Tabelle2.A1" office:value-type="string">
              <text:p text:style-name="P17">+2</text:p>
            </table:table-cell>
            <table:table-cell table:style-name="Tabelle2.A1" office:value-type="string">
              <text:p text:style-name="P18">x5, x2</text:p>
            </table:table-cell>
          </table:table-row>
          <table:table-row>
            <table:table-cell table:style-name="Tabelle2.A1" office:value-type="string">
              <text:p text:style-name="P17">+3</text:p>
            </table:table-cell>
            <table:table-cell table:style-name="Tabelle2.A1" office:value-type="string">
              <text:p text:style-name="P18">x10, x5</text:p>
            </table:table-cell>
          </table:table-row>
          <table:table-row>
            <table:table-cell table:style-name="Tabelle2.A1" office:value-type="string">
              <text:p text:style-name="P17">+4</text:p>
            </table:table-cell>
            <table:table-cell table:style-name="Tabelle2.A1" office:value-type="string">
              <text:p text:style-name="P18">x50, x25</text:p>
            </table:table-cell>
          </table:table-row>
          <table:table-row>
            <table:table-cell table:style-name="Tabelle2.A1" office:value-type="string">
              <text:p text:style-name="P17">+5</text:p>
            </table:table-cell>
            <table:table-cell table:style-name="Tabelle2.A1" office:value-type="string">
              <text:p text:style-name="P18">x100, x50</text:p>
            </table:table-cell>
          </table:table-row>
        </table:table>
        <text:h text:style-name="Heading_20_3" text:outline-level="3">Qualität des Herstellungsprozesses</text:h>
        <text:p text:style-name="Standard">Ein besonders guter Herstellungsprozess kann sowohl die die DR-R als auch die DR-B erhöhen.</text:p>
        <text:p text:style-name="Standard">Dabei handelt es sich in der Regel um technologisch fortschrittliche Herstellungsprozesse oder um magisch hergestellte Rüstungen. Werte von bis zu +3 sind meistens mit fortschrittlicherer Technik zu erzielen, die Werte bis +5 benötigen aber sehr mächtige Magie. </text:p>
        <text:p text:style-name="Standard">Mann kann natürlich Modifikatoren aufgrund der Qualität des Materials und des Herstellungsprozesses kombinieren. In diesem Fall sind die alle Multiplikatoren zu addieren und dann als Summe auf den Preis anzuwenden. Das gleiche gilt, wenn sowohl die DR-R als auch die DR-B verbessert. </text:p>
        <text:p text:style-name="Standard">Eine Rüstung mit +10 auf DR-R und +10 auf DR-B hat also einen Preismulitplikator von 300. Kostet die Rüstung normalerweise 1200, so kostet diese Überrüstung dann schlappe 360.000.</text:p>
        <text:p text:style-name="Standard">Dabei ist ein Modifikator von bis zu +5 möglich. </text:p>
        <table:table table:name="Tabelle3" table:style-name="Tabelle3">
          <table:table-column table:style-name="Tabelle3.A"/>
          <table:table-column table:style-name="Tabelle3.B"/>
          <table:table-row>
            <table:table-cell table:style-name="Tabelle3.A1" office:value-type="string">
              <text:p text:style-name="P16"/>
            </table:table-cell>
            <table:table-cell table:style-name="Tabelle3.A1" office:value-type="string">
              <text:p text:style-name="P9">Price</text:p>
            </table:table-cell>
          </table:table-row>
          <table:table-row>
            <table:table-cell table:style-name="Tabelle3.A1" office:value-type="string">
              <text:p text:style-name="P17">+1</text:p>
            </table:table-cell>
            <table:table-cell table:style-name="Tabelle3.A1" office:value-type="string">
              <text:p text:style-name="P18">x2, x1 </text:p>
            </table:table-cell>
          </table:table-row>
          <table:table-row>
            <table:table-cell table:style-name="Tabelle3.A1" office:value-type="string">
              <text:p text:style-name="P17">+2</text:p>
            </table:table-cell>
            <table:table-cell table:style-name="Tabelle3.A1" office:value-type="string">
              <text:p text:style-name="P18">x5, x2</text:p>
            </table:table-cell>
          </table:table-row>
          <table:table-row>
            <table:table-cell table:style-name="Tabelle3.A1" office:value-type="string">
              <text:p text:style-name="P17">+3</text:p>
            </table:table-cell>
            <table:table-cell table:style-name="Tabelle3.A1" office:value-type="string">
              <text:p text:style-name="P18">x10, x5</text:p>
            </table:table-cell>
          </table:table-row>
          <table:table-row>
            <table:table-cell table:style-name="Tabelle3.A1" office:value-type="string">
              <text:p text:style-name="P17">+4</text:p>
            </table:table-cell>
            <table:table-cell table:style-name="Tabelle3.A1" office:value-type="string">
              <text:p text:style-name="P18">x50, x25</text:p>
            </table:table-cell>
          </table:table-row>
          <table:table-row>
            <table:table-cell table:style-name="Tabelle3.A1" office:value-type="string">
              <text:p text:style-name="P17">+5</text:p>
            </table:table-cell>
            <table:table-cell table:style-name="Tabelle3.A1" office:value-type="string">
              <text:p text:style-name="P18">x100, x50</text:p>
            </table:table-cell>
          </table:table-row>
        </table:table>
        <text:h text:style-name="Heading_20_2" text:outline-level="2">Magische Verbesserungen</text:h>
        <text:h text:style-name="Heading_20_3" text:outline-level="3">Lighten</text:h>
        <text:p text:style-name="Standard">Lighten reduziert das Gewicht eines Rüstungsteils. In der Regel bezieht sich der Preis auf ein einzelnes Rüstungsteil, wenn man also eine komplette Rüstung lighten will, kostet dies jeweils für x2 Arm, x2 Bein und 1x Torso. </text:p>
        <table:table table:name="Tabelle4" table:style-name="Tabelle4">
          <table:table-column table:style-name="Tabelle4.A"/>
          <table:table-column table:style-name="Tabelle4.B"/>
          <table:table-row>
            <table:table-cell table:style-name="Tabelle4.A1" office:value-type="string">
              <text:p text:style-name="P16"/>
            </table:table-cell>
            <table:table-cell table:style-name="Tabelle4.A1" office:value-type="string">
              <text:p text:style-name="P9">Price</text:p>
            </table:table-cell>
          </table:table-row>
          <table:table-row>
            <table:table-cell table:style-name="Tabelle4.A1" office:value-type="string">
              <text:p text:style-name="P17">10%</text:p>
            </table:table-cell>
            <table:table-cell table:style-name="Tabelle4.A1" office:value-type="string">
              <text:p text:style-name="P19">x2</text:p>
            </table:table-cell>
          </table:table-row>
          <table:table-row>
            <table:table-cell table:style-name="Tabelle4.A1" office:value-type="string">
              <text:p text:style-name="P17">25%</text:p>
            </table:table-cell>
            <table:table-cell table:style-name="Tabelle4.A1" office:value-type="string">
              <text:p text:style-name="P19">x5</text:p>
            </table:table-cell>
          </table:table-row>
          <table:table-row>
            <table:table-cell table:style-name="Tabelle4.A1" office:value-type="string">
              <text:p text:style-name="P17">50%</text:p>
            </table:table-cell>
            <table:table-cell table:style-name="Tabelle4.A1" office:value-type="string">
              <text:p text:style-name="P19">x10</text:p>
            </table:table-cell>
          </table:table-row>
          <table:table-row>
            <table:table-cell table:style-name="Tabelle4.A1" office:value-type="string">
              <text:p text:style-name="P17">75%</text:p>
            </table:table-cell>
            <table:table-cell table:style-name="Tabelle4.A1" office:value-type="string">
              <text:p text:style-name="P19">x50</text:p>
            </table:table-cell>
          </table:table-row>
          <table:table-row>
            <table:table-cell table:style-name="Tabelle4.A1" office:value-type="string">
              <text:p text:style-name="P17">90%</text:p>
            </table:table-cell>
            <table:table-cell table:style-name="Tabelle4.A1" office:value-type="string">
              <text:p text:style-name="P19">x100</text:p>
            </table:table-cell>
          </table:table-row>
        </table:table>
        <text:h text:style-name="Heading_20_3" text:outline-level="3">DR-R</text:h>
        <text:p text:style-name="Standard">DR erhöht den Rüstungsschutz einer Rüstung. Diese magische Verbesserung erhöht nur die DR-R.</text:p>
        <table:table table:name="Tabelle5" table:style-name="Tabelle5">
          <table:table-column table:style-name="Tabelle5.A"/>
          <table:table-column table:style-name="Tabelle5.B"/>
          <table:table-row>
            <table:table-cell table:style-name="Tabelle5.A1" office:value-type="string">
              <text:p text:style-name="P16"/>
            </table:table-cell>
            <table:table-cell table:style-name="Tabelle5.A1" office:value-type="string">
              <text:p text:style-name="P9">Price</text:p>
            </table:table-cell>
          </table:table-row>
          <table:table-row>
            <table:table-cell table:style-name="Tabelle5.A1" office:value-type="string">
              <text:p text:style-name="P20">+1</text:p>
            </table:table-cell>
            <table:table-cell table:style-name="Tabelle5.A1" office:value-type="string">
              <text:p text:style-name="P19">1.000</text:p>
            </table:table-cell>
          </table:table-row>
          <table:table-row>
            <table:table-cell table:style-name="Tabelle5.A1" office:value-type="string">
              <text:p text:style-name="P20">+2</text:p>
            </table:table-cell>
            <table:table-cell table:style-name="Tabelle5.A1" office:value-type="string">
              <text:p text:style-name="P19">3.000</text:p>
            </table:table-cell>
          </table:table-row>
          <table:table-row>
            <table:table-cell table:style-name="Tabelle5.A1" office:value-type="string">
              <text:p text:style-name="P20">+3</text:p>
            </table:table-cell>
            <table:table-cell table:style-name="Tabelle5.A1" office:value-type="string">
              <text:p text:style-name="P19">10.000</text:p>
            </table:table-cell>
          </table:table-row>
          <table:table-row>
            <table:table-cell table:style-name="Tabelle5.A1" office:value-type="string">
              <text:p text:style-name="P20">+4</text:p>
            </table:table-cell>
            <table:table-cell table:style-name="Tabelle5.A1" office:value-type="string">
              <text:p text:style-name="P19">25.000</text:p>
            </table:table-cell>
          </table:table-row>
          <table:table-row>
            <table:table-cell table:style-name="Tabelle5.A1" office:value-type="string">
              <text:p text:style-name="P20">+5</text:p>
            </table:table-cell>
            <table:table-cell table:style-name="Tabelle5.A1" office:value-type="string">
              <text:p text:style-name="P21">75.000</text:p>
            </table:table-cell>
          </table:table-row>
        </table:table>
        <text:p text:style-name="Standard">Es gibt auch Magie die die DR-B erhöht, allerdings ist der Aufwand nahezu identisch gegebenüber dem Aufwand zum Erhöhen der DR-R, daher wird diese Magie nicht benutzt. </text:p>
        <text:h text:style-name="Heading_20_2" text:outline-level="2">Grenzen der Verbesserungen</text:h>
        <text:p text:style-name="Standard">Eine Rüstung kann also aus den folgenden Quellen einen Bonus erhalten: </text:p>
        <text:list text:style-name="L2">
          <text:list-item>
            <text:p text:style-name="P22">Dicke des Materials</text:p>
          </text:list-item>
          <text:list-item>
            <text:p text:style-name="P22">Qualität des Materials</text:p>
          </text:list-item>
          <text:list-item>
            <text:p text:style-name="P22">Herstellungsprozess</text:p>
          </text:list-item>
          <text:list-item>
            <text:p text:style-name="P23">Magische Verbesserungen</text:p>
          </text:list-item>
        </text:list>
        <text:p text:style-name="Standard">Alle Bonis dieser Quelle addieren sich, allerdings gibt es praktische Grenzen wie groß der Bonus werden kann.</text:p>
        <text:p text:style-name="Standard">Dabei gilt als Daumenregel, dass der Bonus der letzten drei Quellen den Grundwert (inklusive der Verbesserung durch die Dicke des Materials) maximal verdoppeln kann. </text:p>
        <text:p text:style-name="Standard">Eine Rüstung mit DR-R 2 kann also einen DR-R-Bonus von +2 erhalten um einen DR-R Wert von 4 zu haben.</text:p>
        <text:p text:style-name="Standard">Natürlich gibt es Ausnahmen, bei denen doe DR-Bonies mehr als verdoppelt wurden. Solche Dinge gibt es aber garantiert nicht zu kaufen.</text:p>
      </text:section>
      <text:p text:style-name="Standard"/>
      <text:h text:style-name="P4" text:outline-level="1">Rüstungsliste</text:h>
      <text:p text:style-name="P24">Body Armour</text:p>
      <text:p text:style-name="P25"><text:span text:style-name="T2">DRLocationsWeightPrice</text:span></text:p>
      <text:p text:style-name="P26">Leather1*torso, groin430</text:p>
      <text:p text:style-name="P26">1*arms220</text:p>
      <text:p text:style-name="P26">1*legs330</text:p>
      <text:p text:style-name="P26">Hardened Leather2*torso, groin1070</text:p>
      <text:p text:style-name="P26">2*arms250</text:p>
      <text:p text:style-name="P26">2*legs460</text:p>
      <text:p text:style-name="P26">Banded Leather Mail3*torso, groin15120</text:p>
      <text:p text:style-name="P26">3*arms790</text:p>
      <text:p text:style-name="P26">3*legs9110</text:p>
      <text:p text:style-name="P26">Brigandine4*torso, groin20250</text:p>
      <text:p text:style-name="P26">4*arms12210</text:p>
      <text:p text:style-name="P26">4*legs15230</text:p>
      <text:p text:style-name="P26">Splint Leather5torso, groin25290</text:p>
      <text:p text:style-name="P26">5arms13250</text:p>
      <text:p text:style-name="P26">5legs17270</text:p>
      <text:p text:style-name="P26">Fine-Mesh Mail3/2*torso, groin12210</text:p>
      <text:p text:style-name="P26">3/2*arms550</text:p>
      <text:p text:style-name="P26">3/2*legs790</text:p>
      <text:p text:style-name="P26">Mail4/2*torso, groin16200</text:p>
      <text:p text:style-name="P26">4/2*arms970</text:p>
      <text:p text:style-name="P26">4/2*legs15110</text:p>
      <text:p text:style-name="P26">Augmented Mail4/3*torso, groin20250</text:p>
      <text:p text:style-name="P26">4/3*arms12200</text:p>
      <text:p text:style-name="P26">4/3*legs19230</text:p>
      <text:p text:style-name="P26">Bar Mail4torso, groin24300</text:p>
      <text:p text:style-name="P26">4arms16210</text:p>
      <text:p text:style-name="P26">4legs23240</text:p>
      <text:p text:style-name="P26">Lamellar Mail5torso, groin30370</text:p>
      <text:p text:style-name="P26">5arms22230</text:p>
      <text:p text:style-name="P26">5legs28290</text:p>
      <text:p text:style-name="P26">Splint Mail6torso, groin33380</text:p>
      <text:p text:style-name="P26">6arms25290</text:p>
      <text:p text:style-name="P26">6legs31330</text:p>
      <text:p text:style-name="P26">Steel Plate7Ftorso, groin18600</text:p>
      <text:p text:style-name="P26">7arms151000</text:p>
      <text:p text:style-name="P26">7Flegs201100</text:p>
      <text:p text:style-name="P26">Heavy Steel Plate8Ftorso, groin24900</text:p>
      <text:p text:style-name="P26">8arms201500</text:p>
      <text:p text:style-name="P26">8Flegs251600</text:p>
      <text:p text:style-name="P27">Hands Armor</text:p>
      <text:p text:style-name="P25"><text:span text:style-name="T2">DRlocationsWeightPrice</text:span></text:p>
      <text:p text:style-name="P26">Gauntlets,leather1*handsneg.10 </text:p>
      <text:p text:style-name="P28"><text:span text:style-name="T3">1 </text:span><text:span text:style-name="T4">REVELATION </text:span><text:span text:style-name="T5">Equipment, Armour and Weapons </text:span></text:p>
      <text:p text:style-name="P29">Gauntlets,heavy leather2*handsneg.15</text:p>
      <text:p text:style-name="P30">Gauntlets,chain mail3*hands2200</text:p>
      <text:p text:style-name="P30">Gauntlets,plate mail4hands3250</text:p>
      <text:p text:style-name="P30">Gauntlets,plate,full5hands4500</text:p>
      <text:p text:style-name="P31">Feets Armor</text:p>
      <text:p text:style-name="P25"><text:span text:style-name="T6">DRlocationsWeightPrice</text:span></text:p>
      <text:p text:style-name="P30">Sandals0feets0,225</text:p>
      <text:p text:style-name="P30">Shoes1*feets240</text:p>
      <text:p text:style-name="P30">Boots2*feets380</text:p>
      <text:p text:style-name="P30">Sollerets4feets7150</text:p>
      <text:p text:style-name="P31">Head Armor</text:p>
      <text:p text:style-name="P25"><text:span text:style-name="T6">DRlocationsWeightPrice</text:span></text:p>
      <text:p text:style-name="P30">Cloth Cap1skullneg5</text:p>
      <text:p text:style-name="P30">Leather Cap2skull110</text:p>
      <text:p text:style-name="P30">Leather Helm2skull, face220</text:p>
      <text:p text:style-name="P30">Helm, Coif4skull, neck560</text:p>
      <text:p text:style-name="P30">Helmet, Great 7skull, face, neck10740</text:p>
      <text:p text:style-name="P30">Helmet, Open Faced7skull, neck8600</text:p>
      <text:p text:style-name="P31">Shields</text:p>
      <text:p text:style-name="P25"><text:span text:style-name="T6">PDWeightPrice</text:span></text:p>
      <text:p text:style-name="P30">Small Shield+1840</text:p>
      <text:p text:style-name="P30">Medium Shied+21560</text:p>
      <text:p text:style-name="P30">Large Shield+32590</text:p>
      <text:p text:style-name="P30">Tower Shield+440140</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Verdana" svg:font-family="Verdana"/>
    <style:font-face style:name="Verdana2" svg:font-family="Verdana, Verdana" style:font-family-generic="swiss"/>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rebuchet MS1" svg:font-family="'Trebuchet MS'" style:font-adornments="Fett" style:font-family-generic="swiss" style:font-pitch="variable"/>
    <style:font-face style:name="Trebuchet MS" svg:font-family="'Trebuchet MS'" style:font-adornments="Standard" style:font-family-generic="swiss" style:font-pitch="variable"/>
    <style:font-face style:name="Verdana1" svg:font-family="Verdana" style:font-adornments="Fett"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de" fo:country="DE" style:font-name-asian="Lucida Sans Unicode"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3cm" fo:hyphenation-ladder-count="no-limit" fo:text-indent="0cm" style:auto-text-indent="false"/>
      <style:text-properties fo:font-size="10pt" fo:hyphenate="true" fo:hyphenation-remain-char-count="2" fo:hyphenation-push-char-count="2"/>
    </style:style>
    <style:style style:name="Text_20_body" style:display-name="Text body" style:family="paragraph" style:parent-style-name="Standard" style:class="text">
      <style:paragraph-properties fo:margin-top="0cm" fo:margin-bottom="0cm"/>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left="0cm" fo:margin-right="0cm" fo:margin-top="0cm" fo:margin-bottom="0.3cm" fo:text-indent="0cm" style:auto-text-indent="false" fo:padding="0cm" fo:border-left="none" fo:border-right="none" fo:border-top="none" fo:border-bottom="0.088cm solid #000080" style:shadow="none"/>
      <style:text-properties fo:color="#000080" style:text-outline="false" style:font-name="Verdana1" fo:font-size="18pt" fo:text-shadow="none"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cm" fo:margin-right="0cm" fo:margin-top="1cm" fo:margin-bottom="0.3cm" fo:text-indent="0cm" style:auto-text-indent="false" fo:padding="0cm" fo:border-left="none" fo:border-right="none" fo:border-top="none" fo:border-bottom="0.002cm solid #000000" style:shadow="none"/>
      <style:text-properties fo:color="#000080" style:font-name="Trebuchet M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margin-top="0.499cm" fo:margin-bottom="0cm" fo:text-indent="0cm" style:auto-text-indent="false" style:shadow="none"/>
      <style:text-properties fo:color="#000080" style:font-name="Trebuchet MS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Verdana" style:font-name-complex="Tahoma1"/>
    </style:style>
    <style:style style:name="Table_20_Contents" style:display-name="Table Contents" style:family="paragraph" style:parent-style-name="Standard" style:class="extra">
      <style:paragraph-properties fo:margin-top="0cm" fo:margin-bottom="0cm" text:number-lines="false" text:line-number="0"/>
    </style:style>
    <style:style style:name="Table_20_Heading" style:display-name="Table Heading" style:family="paragraph" style:parent-style-name="Table_20_Contents" style:class="extra" style:master-page-name="">
      <style:paragraph-properties fo:margin-top="0cm" fo:margin-bottom="0cm"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text-properties style:use-window-font-color="true"/>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 style:family="paragraph" style:parent-style-name="Standard">
      <style:paragraph-properties fo:text-align="start" style:justify-single-word="false" style:text-autospace="none"/>
      <style:text-properties fo:color="#000000" style:font-name="Verdana2" fo:font-size="12pt" style:font-name-asian="Verdana2" style:font-size-asian="12pt" style:font-name-complex="Verdana2" style:font-size-complex="12pt"/>
    </style:style>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creation-date>2006-04-15T12:16:27</meta:creation-date>
    <dc:creator>Hansjoachim Heiges</dc:creator>
    <dc:date>2007-03-24T18:48:48</dc:date>
    <dc:language>de-DE</dc:language>
    <meta:editing-cycles>40</meta:editing-cycles>
    <meta:editing-duration>PT18H3M1S</meta:editing-duration>
    <meta:user-defined meta:name="Info 1"/>
    <meta:user-defined meta:name="Info 2"/>
    <meta:user-defined meta:name="Info 3"/>
    <meta:user-defined meta:name="Info 4"/>
    <meta:document-statistic meta:table-count="5" meta:image-count="0" meta:object-count="0" meta:page-count="8" meta:paragraph-count="270" meta:word-count="1806" meta:character-count="12071"/>
  </office:meta>
</office:document-meta>
</file>